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officeooo:rsid="000cf68a" officeooo:paragraph-rsid="000cf68a"/>
    </style:style>
    <style:style style:name="P2" style:family="paragraph" style:parent-style-name="Text_20_body">
      <style:text-properties style:font-name="Arial" fo:language="en" fo:country="US" officeooo:rsid="00292c90" officeooo:paragraph-rsid="000cf6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as a humanitarian mission, of course we accept donations. Please if you can and believe the potential of this mission, kindly donate here.</text:p>
      <text:p text:style-name="P1"/>
      <text:p text:style-name="P2">&lt;paypa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7:18:56.639710768</meta:creation-date>
    <dc:date>2016-09-23T22:28:05.245458303</dc:date>
    <meta:editing-duration>PT4M16S</meta:editing-duration>
    <meta:editing-cycles>2</meta:editing-cycles>
    <meta:generator>LibreOffice/5.2.1.2$Linux_X86_64 LibreOffice_project/20m0$Build-2</meta:generator>
    <meta:document-statistic meta:table-count="0" meta:image-count="0" meta:object-count="0" meta:page-count="1" meta:paragraph-count="2" meta:word-count="25" meta:character-count="149" meta:non-whitespace-character-count="126"/>
  </office:meta>
</office:document-meta>
</file>